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MKAIC+NimbusRomNo9L-Regu" svg:font-family="UMKAIC+NimbusRomNo9L-Regu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officeooo:paragraph-rsid="000d22ea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090177" officeooo:paragraph-rsid="00090177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090d2b" officeooo:paragraph-rsid="00090d2b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0a9689" officeooo:paragraph-rsid="000a9689" style:font-weight-asian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bold" officeooo:rsid="000b8396" officeooo:paragraph-rsid="000b8396" style:font-weight-asian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bold" officeooo:rsid="000e0ce2" officeooo:paragraph-rsid="000e0ce2" style:font-weight-asian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italic" officeooo:paragraph-rsid="00090177" style:font-style-asian="italic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italic" officeooo:paragraph-rsid="000a9689" style:font-style-asian="italic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italic" officeooo:paragraph-rsid="000b8396" style:font-style-asian="italic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italic" officeooo:paragraph-rsid="000d22ea" style:font-style-asian="italic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italic" officeooo:paragraph-rsid="000e0ce2" style:font-style-asian="italic"/>
    </style:style>
    <style:style style:name="P13" style:family="paragraph" style:parent-style-name="Standard">
      <style:paragraph-properties fo:text-align="justify" style:justify-single-word="false"/>
      <style:text-properties fo:font-size="10pt" fo:language="en" fo:country="US" style:font-size-asian="10pt"/>
    </style:style>
    <style:style style:name="P14" style:family="paragraph" style:parent-style-name="Standard">
      <style:paragraph-properties fo:text-align="justify" style:justify-single-word="false"/>
      <style:text-properties fo:font-size="10pt" fo:language="en" fo:country="US" officeooo:paragraph-rsid="00082294" style:font-size-asian="10pt"/>
    </style:style>
    <style:style style:name="P15" style:family="paragraph" style:parent-style-name="Standard">
      <style:paragraph-properties fo:text-align="justify" style:justify-single-word="false"/>
      <style:text-properties fo:font-size="10pt" fo:language="en" fo:country="US" officeooo:paragraph-rsid="000b8396" style:font-size-asian="10pt"/>
    </style:style>
    <style:style style:name="P16" style:family="paragraph" style:parent-style-name="Standard">
      <style:paragraph-properties fo:text-align="justify" style:justify-single-word="false"/>
      <style:text-properties fo:font-size="10pt" fo:language="en" fo:country="US" officeooo:paragraph-rsid="000d22ea" style:font-size-asian="10pt"/>
    </style:style>
    <style:style style:name="P17" style:family="paragraph" style:parent-style-name="Standard">
      <style:paragraph-properties fo:text-align="justify" style:justify-single-word="false"/>
      <style:text-properties fo:font-size="10pt" fo:language="en" fo:country="US" officeooo:paragraph-rsid="00148296" style:font-size-asian="10pt"/>
    </style:style>
    <style:style style:name="P18" style:family="paragraph" style:parent-style-name="Standard">
      <style:paragraph-properties fo:text-align="justify" style:justify-single-word="false"/>
      <style:text-properties officeooo:paragraph-rsid="000fdbc1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Calibri1" fo:font-size="10pt" style:font-size-asian="10pt" style:font-size-complex="10pt"/>
    </style:style>
    <style:style style:name="P20" style:family="paragraph" style:parent-style-name="tipusPublicacio">
      <style:paragraph-properties fo:text-align="justify" style:justify-single-word="false"/>
      <style:text-properties fo:language="en" fo:country="US"/>
    </style:style>
    <style:style style:name="P21" style:family="paragraph" style:parent-style-name="tipusPublicacio">
      <style:paragraph-properties fo:text-align="justify" style:justify-single-word="false"/>
      <style:text-properties fo:language="en" fo:country="US" officeooo:paragraph-rsid="00082294"/>
    </style:style>
    <style:style style:name="P22" style:family="paragraph" style:parent-style-name="Standard" style:master-page-name="Standard">
      <style:paragraph-properties fo:text-align="justify" style:justify-single-word="false" style:page-number="auto"/>
      <style:text-properties fo:color="#0070c0" fo:font-size="20pt" fo:language="en" fo:country="US" fo:font-weight="bold" style:font-size-asian="20pt" style:font-weight-asian="bold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090d2b" officeooo:paragraph-rsid="001958da" style:font-style-asian="normal" style:font-weight-asian="bold" style:font-style-complex="normal"/>
    </style:style>
    <style:style style:name="T1" style:family="text">
      <style:text-properties fo:color="#0070c0"/>
    </style:style>
    <style:style style:name="T2" style:family="text">
      <style:text-properties fo:color="#0070c0" officeooo:rsid="00082294"/>
    </style:style>
    <style:style style:name="T3" style:family="text">
      <style:text-properties fo:color="#0070c0" officeooo:rsid="00194990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officeooo:rsid="00090177" style:font-style-asian="italic"/>
    </style:style>
    <style:style style:name="T6" style:family="text">
      <style:text-properties fo:language="en" fo:country="US" fo:font-style="italic" officeooo:rsid="00090d2b" style:font-style-asian="italic"/>
    </style:style>
    <style:style style:name="T7" style:family="text">
      <style:text-properties fo:language="en" fo:country="US" officeooo:rsid="00151d68"/>
    </style:style>
    <style:style style:name="T8" style:family="text">
      <style:text-properties fo:language="en" fo:country="US" style:font-name-asian="UMKAIC+NimbusRomNo9L-Regu" style:font-name-complex="UMKAIC+NimbusRomNo9L-Regu"/>
    </style:style>
    <style:style style:name="T9" style:family="text">
      <style:text-properties fo:language="en" fo:country="US" officeooo:rsid="00151d68" style:font-name-asian="UMKAIC+NimbusRomNo9L-Regu" style:font-name-complex="UMKAIC+NimbusRomNo9L-Regu"/>
    </style:style>
    <style:style style:name="T10" style:family="text">
      <style:text-properties fo:language="en" fo:country="US" officeooo:rsid="0016fc42" style:font-name-asian="UMKAIC+NimbusRomNo9L-Regu" style:font-name-complex="UMKAIC+NimbusRomNo9L-Regu"/>
    </style:style>
    <style:style style:name="T11" style:family="text">
      <style:text-properties fo:language="en" fo:country="US" officeooo:rsid="001802e8" style:font-name-asian="UMKAIC+NimbusRomNo9L-Regu" style:font-name-complex="UMKAIC+NimbusRomNo9L-Regu"/>
    </style:style>
    <style:style style:name="T12" style:family="text">
      <style:text-properties fo:language="en" fo:country="US" officeooo:rsid="0016fc42"/>
    </style:style>
    <style:style style:name="T13" style:family="text">
      <style:text-properties officeooo:rsid="00090177"/>
    </style:style>
    <style:style style:name="T14" style:family="text">
      <style:text-properties officeooo:rsid="00090d2b"/>
    </style:style>
    <style:style style:name="T15" style:family="text">
      <style:text-properties officeooo:rsid="000a9689"/>
    </style:style>
    <style:style style:name="T16" style:family="text">
      <style:text-properties officeooo:rsid="000b8396"/>
    </style:style>
    <style:style style:name="T17" style:family="text">
      <style:text-properties officeooo:rsid="000d22ea"/>
    </style:style>
    <style:style style:name="T18" style:family="text">
      <style:text-properties officeooo:rsid="000e0ce2"/>
    </style:style>
    <style:style style:name="T19" style:family="text">
      <style:text-properties officeooo:rsid="000fdbc1"/>
    </style:style>
    <style:style style:name="T20" style:family="text">
      <style:text-properties style:font-name="Calibri1" fo:language="en" fo:country="US" fo:font-style="italic" officeooo:rsid="00090d2b" style:font-style-asian="italic"/>
    </style:style>
    <style:style style:name="T21" style:family="text">
      <style:text-properties style:font-name="Calibri1" fo:language="en" fo:country="US" fo:font-style="italic" style:font-style-asian="italic" style:font-style-complex="italic"/>
    </style:style>
    <style:style style:name="T22" style:family="text">
      <style:text-properties officeooo:rsid="001023fb"/>
    </style:style>
    <style:style style:name="T23" style:family="text">
      <style:text-properties officeooo:rsid="0010518b"/>
    </style:style>
    <style:style style:name="T24" style:family="text">
      <style:text-properties officeooo:rsid="00111871"/>
    </style:style>
    <style:style style:name="T25" style:family="text">
      <style:text-properties officeooo:rsid="0012a3d8"/>
    </style:style>
    <style:style style:name="T26" style:family="text">
      <style:text-properties officeooo:rsid="0014625b"/>
    </style:style>
    <style:style style:name="T27" style:family="text">
      <style:text-properties officeooo:rsid="001482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UBLICATIONS</text:p>
      <text:p text:style-name="P1"><text:span text:style-name="T3">E-mail contact address</text:span><text:span text:style-name="T1">: </text:span><text:span text:style-name="T2">avillegas</text:span><text:span text:style-name="T1">@essi.upc.edu</text:span><text:bookmark text:name="_GoBack"/></text:p>
      <text:p text:style-name="P20">Conference publications</text:p>
      <text:p text:style-name="P3">A Method for Filtering Large Conceptual Schemas</text:p>
      <text:p text:style-name="P8">A. <text:span text:style-name="T13">Villegas</text:span>, <text:span text:style-name="T13">A. Olivé. A Method for Filtering Large Conceptual Schemas</text:span>, in: 2<text:span text:style-name="T13">9</text:span>th International Conference on Conceptual Modeling (ER 20<text:span text:style-name="T13">10</text:span>), 20<text:span text:style-name="T13">10</text:span>.</text:p>
      <text:p text:style-name="P13">This is the first publication with <text:span text:style-name="T23">the main</text:span> ideas about <text:span text:style-name="T23">filtering large</text:span> conceptual schemas, <text:span text:style-name="T23">which is the main contribution of the Thesis</text:span>. <text:span text:style-name="T23">This publication also includes the formal definition of the metrics to compute the interest of the elements in the schema according to specific user requests. </text:span>The ideas <text:span text:style-name="T23">behind this proposal </text:span>were discussed in the context of this conference and are the base of the work presented in the Thesis. <text:span text:style-name="T23">The filtering methodology is explained in detail in Chapter 5 of the Thesis.</text:span></text:p>
      <text:p text:style-name="P4">Understanding Constraint Expressions in Large Conceptual Schemas by Automatic Filtering</text:p>
      <text:p text:style-name="P8">A. <text:span text:style-name="T13">Villegas</text:span>, <text:span text:style-name="T13">A. Olivé, </text:span><text:span text:style-name="T14">and M.R. Sancho</text:span><text:span text:style-name="T13">. </text:span><text:span text:style-name="T14">Understanding Constraint Expressions in Large Conceptual Schemas by Automatic Filtering</text:span>, in: <text:span text:style-name="T14">31</text:span>th International Conference on Conceptual Modeling (ER 20<text:span text:style-name="T13">1</text:span><text:span text:style-name="T14">2</text:span>), 20<text:span text:style-name="T13">1</text:span><text:span text:style-name="T14">2</text:span>.</text:p>
      <text:p text:style-name="P13">This publication <text:span text:style-name="T24">presents the filtering request for schema rules from the filtering catalog, which is one of the main contributions of the Thesis. </text:span><text:span text:style-name="T25">The paper</text:span><text:span text:style-name="T24"> details </text:span><text:span text:style-name="T25">the main stages of the filtering request and proposes a formal approach to evaluate the effectiveness and efficiency of the filtering proposal when applied to a set of real-world large conceptual schemas, which is extended and described in detail in Chapter 7 of the Thesis. </text:span><text:span text:style-name="T24">The description of the filtering requests that conform the filtering catalog is included in Chapter 6 of the Thesis.</text:span></text:p>
      <text:p text:style-name="P5">On Computing the Importance of Entity Types in Large Conceptual Schemas</text:p>
      <text:p text:style-name="P9"><text:span text:style-name="T15">A. </text:span><text:span text:style-name="T13">Villegas</text:span><text:span text:style-name="T15">, </text:span><text:span text:style-name="T13">A. Olivé. </text:span><text:span text:style-name="T15">On Computing the Importance of Entity Types in Large Conceptual Schemas</text:span>, in: <text:span text:style-name="T15"><text:s/>28</text:span>th International Conference on Conceptual Modeling (ER 20<text:span text:style-name="T15">09</text:span>).</text:p>
      <text:p text:style-name="P17"><text:span text:style-name="T27">This publication </text:span>presents the fundamentals <text:span text:style-name="T22">for computing the importance of entity types in large</text:span> conceptual schema<text:span text:style-name="T22">s</text:span>, which is <text:span text:style-name="T22">one </text:span>the <text:span text:style-name="T22">m</text:span>ain <text:span text:style-name="T22">contributions</text:span> of the Thesis (Chapter <text:span text:style-name="T22">3</text:span>). This publication <text:span text:style-name="T22">describes </text:span><text:span text:style-name="T27">a set of existing methods from the literature with proposed extensions to improve them. It also includes the analysis of the correlation and variability between methods.</text:span></text:p>
      <text:p text:style-name="P6">A Tool for Filtering Large Conceptual Schemas</text:p>
      <text:p text:style-name="P10"><text:span text:style-name="T13">A. Villegas, </text:span><text:span text:style-name="T14">M.R. Sancho, </text:span><text:span text:style-name="T16">and </text:span><text:span text:style-name="T13">A. Olivé. </text:span><text:span text:style-name="T16">A Tool for Filtering Large Conceptual Schemas</text:span>, in: <text:span text:style-name="T16">30</text:span>th International Conference on Conceptual Modeling (ER 20<text:span text:style-name="T16">11</text:span>), <text:span text:style-name="T16">2011</text:span>.</text:p>
      <text:p text:style-name="P15">This paper presents the main features and the architecture of the <text:span text:style-name="T16">web-based filtering engine</text:span>, the tool that supports conceptual schema <text:span text:style-name="T16">filtering</text:span>. This tool is explained in detail in Chapter <text:span text:style-name="T16">8</text:span> of the Thesis. <text:span text:style-name="T26">This publication also includes the description of the main characteristics of the filtering process, as described in Chapters 5 and 6 of the Thesis.</text:span></text:p>
      <text:p text:style-name="P2"><text:soft-page-break/><text:span text:style-name="T16">A </text:span><text:span text:style-name="T17">Web-based Filtering Engine for Understanding Event Specifications in Large Conceptual Schemas</text:span></text:p>
      <text:p text:style-name="P11"><text:span text:style-name="T13">A. Villegas, A. Olivé, </text:span><text:span text:style-name="T14">and M.R. Sancho</text:span><text:span text:style-name="T13">. </text:span><text:span text:style-name="T17">A Web-based Filtering Engine for Understanding Event Specifications in Large Conceptual Schemas</text:span>, in: <text:span text:style-name="T16">3</text:span><text:span text:style-name="T17">1</text:span>th International Conference on Conceptual Modeling (ER 20<text:span text:style-name="T16">1</text:span><text:span text:style-name="T17">2</text:span>), <text:span text:style-name="T16">201</text:span><text:span text:style-name="T17">2</text:span>.</text:p>
      <text:p text:style-name="P16">This paper presents the main <text:span text:style-name="T17">characteristics and provided functionality</text:span> of <text:span text:style-name="T17">the filtering request for event types <text:s/>from the filtering catalog. The details about the catalog of filtering requests are</text:span> explained in Chapter <text:span text:style-name="T17">6</text:span> of the Thesis.</text:p>
      <text:p text:style-name="P7">Improving the Usability of HL7 Information Models by Automatic Filtering</text:p>
      <text:p text:style-name="P12"><text:span text:style-name="T15">A. </text:span><text:span text:style-name="T13">Villegas</text:span><text:span text:style-name="T15">, </text:span><text:span text:style-name="T13">A. Olivé, </text:span><text:span text:style-name="T18">and J. Vilalta</text:span><text:span text:style-name="T13">. </text:span><text:span text:style-name="T18">Improving the Usability of HL7 Information Models by Automatic Filtering</text:span>, in: <text:span text:style-name="T18">IEEE 6</text:span>th <text:span text:style-name="T18">World Congress </text:span>on <text:span text:style-name="T18">Services</text:span> (<text:span text:style-name="T18">SERVICES</text:span> 20<text:span text:style-name="T18">10</text:span>), <text:span text:style-name="T19">2010</text:span>.</text:p>
      <text:p text:style-name="P19"><text:span text:style-name="T4">This </text:span><text:span text:style-name="T7">publication </text:span><text:span text:style-name="T4">presents the </text:span><text:span text:style-name="T7">application of the filtering approach to the healthcare information models of the HL7 standa</text:span><text:span text:style-name="T7">rd.</text:span><text:span text:style-name="T9"> </text:span><text:span text:style-name="T11">The publication demonstrates that the </text:span><text:span text:style-name="T10">filtering methodology </text:span><text:span text:style-name="T9">makes it easier to automatically extract knowledge from </text:span><text:span text:style-name="T8">the HL7 models.</text:span><text:span text:style-name="T4"> This </text:span><text:span text:style-name="T12">publication</text:span><text:span text:style-name="T4"> </text:span><text:span text:style-name="T12">covers the research work in</text:span><text:span text:style-name="T4"> Chapter </text:span><text:span text:style-name="T12">9</text:span><text:span text:style-name="T4"> of the Thesis.</text:span></text:p>
      <text:p text:style-name="P21">Journal publications</text:p>
      <text:p text:style-name="P5">Extending the Methods for Computing the Importance of Entity Types in Large Conceptual Schemas</text:p>
      <text:p text:style-name="P9"><text:span text:style-name="T15">A. </text:span><text:span text:style-name="T13">Villegas</text:span><text:span text:style-name="T15">, </text:span><text:span text:style-name="T13">A. Olivé. </text:span><text:span text:style-name="T15">Extending the Methods for Computing the Importance of Entity Types in Large Conceptual Schemas</text:span>, <text:span text:style-name="T15">Journal of Universal Computer Science </text:span><text:s/><text:span text:style-name="T15">vol.16 no.20</text:span> (2010) <text:span text:style-name="T15">3138</text:span>-<text:span text:style-name="T15">3162</text:span>.</text:p>
      <text:p text:style-name="P14">This publication presents the fundamentals <text:span text:style-name="T22">for computing the importance of entity types in large</text:span> conceptual schema<text:span text:style-name="T22">s</text:span>, which is <text:span text:style-name="T22">one </text:span>the <text:span text:style-name="T22">m</text:span>ain <text:span text:style-name="T22">contributions</text:span> of the Thesis (Chapter <text:span text:style-name="T22">3</text:span>). This publication <text:span text:style-name="T22">describes extensions to existing importance-computing methods in order to take into account</text:span> <text:span text:style-name="T22">additional knowledge from the schema</text:span>, which <text:span text:style-name="T22">are</text:span> <text:span text:style-name="T22">the basis for the filtering methodology</text:span> described in detail in Chapter 5 of the Thesis.</text:p>
      <text:p text:style-name="P21">Book chapter publications</text:p>
      <text:p text:style-name="P23">On Computing the Importance of Associations in Large Conceptual Schemas</text:p>
      <text:p text:style-name="P18"><text:span text:style-name="T5">A. Villegas, A. Olivé, </text:span><text:span text:style-name="T6">and M.R. Sancho. On Computing the Importance of Associations in Large Conceptual Schemas, </text:span><text:span text:style-name="T20">in: </text:span><text:span text:style-name="T21">A. Düsterhöft, M. Klettke, K.-D. Schewe (Eds.), Conceptual Modelling and Its Theoretical Foundations</text:span><text:span text:style-name="T21">, </text:span><text:span text:style-name="T20">LNCS, Springer, 201</text:span>2<text:span text:style-name="T20">.</text:span></text:p>
      <text:p text:style-name="P14">This book chapter presents a <text:span text:style-name="T19">method</text:span> <text:span text:style-name="T19">to adapt the existing methods to compute the importance of entity and event types of a</text:span> conceptual schema <text:span text:style-name="T19">to be able to compute the importance of associations</text:span>. This work is included in Section <text:span text:style-name="T19">4</text:span>.<text:span text:style-name="T19">3</text:span> of the Thes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MKAIC+NimbusRomNo9L-Regu" svg:font-family="UMKAIC+NimbusRomNo9L-Regu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pusPublicacio" style:family="paragraph" style:parent-style-name="Standard" style:master-page-name="">
      <style:paragraph-properties style:page-number="auto" fo:padding="0in" fo:border-left="none" fo:border-right="none" fo:border-top="none" fo:border-bottom="0.0008in solid #000000" style:shadow="none"/>
      <style:text-properties fo:font-size="15pt" fo:language="en" fo:country="US" fo:font-weight="bold"/>
    </style:style>
    <style:style style:name="Default_20_Paragraph_20_Font" style:display-name="Default Paragraph Font" style:family="text"/>
    <style:style style:name="tipusPublicacio_20_Car" style:display-name="tipusPublicacio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bert Tort</meta:initial-creator>
    <dc:creator>Antonio Villegas</dc:creator>
    <meta:editing-cycles>22</meta:editing-cycles>
    <meta:print-date>2012-02-25T10:12:00</meta:print-date>
    <meta:creation-date>2012-02-25T10:08:00</meta:creation-date>
    <dc:date>2012-10-30T12:42:29</dc:date>
    <meta:editing-duration>PT01H54M56S</meta:editing-duration>
    <meta:generator>OpenOffice.org/3.2$Linux OpenOffice.org_project/320m19$Build-9505</meta:generator>
    <meta:document-statistic meta:table-count="0" meta:image-count="0" meta:object-count="0" meta:page-count="2" meta:paragraph-count="29" meta:word-count="783" meta:character-count="5218"/>
    <meta:template xlink:type="simple" xlink:actuate="onRequest" xlink:title="Normal" xlink:href=""/>
  </office:meta>
</office:document-meta>
</file>